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onaco" svg:font-family="Monaco, Consolas, 'Bitstream Vera Sans Mono', 'Courier New', Courier, monospace"/>
    <style:font-face style:name="roboto mono" svg:font-family="'roboto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4da0" officeooo:paragraph-rsid="00164da0"/>
    </style:style>
    <style:style style:name="P2" style:family="paragraph" style:parent-style-name="Preformatted_20_Text">
      <style:text-properties officeooo:rsid="00164da0" officeooo:paragraph-rsid="00164da0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officeooo:paragraph-rsid="001ad6e1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1bed40"/>
    </style:style>
    <style:style style:name="T1" style:family="text">
      <style:text-properties fo:font-variant="normal" fo:text-transform="none" style:font-name="Consolas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2962ff" style:font-name="roboto mono" fo:letter-spacing="normal" fo:font-style="normal" fo:font-weight="normal" fo:background-color="#ffffff" loext:char-shading-value="0"/>
    </style:style>
    <style:style style:name="T3" style:family="text">
      <style:text-properties fo:font-variant="normal" fo:text-transform="none" fo:color="#2962ff" style:font-name="roboto mono" fo:letter-spacing="normal" fo:font-style="normal" fo:font-weight="normal" officeooo:rsid="001ad6e1" fo:background-color="#ffffff" loext:char-shading-value="0"/>
    </style:style>
    <style:style style:name="T4" style:family="text">
      <style:text-properties fo:font-variant="normal" fo:text-transform="none" fo:color="#000000" style:font-name="Monaco" fo:font-size="12pt" fo:letter-spacing="normal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fo:color="#000000" style:font-name="Monaco" fo:font-style="normal" fo:font-weight="normal" fo:background-color="#ffffff" loext:char-shading-value="0" loext:padding="0cm" loext:border="none"/>
    </style:style>
    <style:style style:name="T6" style:family="text">
      <style:text-properties fo:font-variant="normal" fo:text-transform="none" fo:color="#000000" style:font-name="Monaco" fo:font-style="normal" fo:font-weight="normal" officeooo:rsid="001bed40" fo:background-color="#ffffff" loext:char-shading-value="0" loext:padding="0cm" loext:border="none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ource_20_Text"><text:span text:style-name="T1">curl -sL https://deb.nodesource.com/setup_13.x | sudo -E bash -</text:span></text:span></text:p>
      <text:p text:style-name="P3"><text:span text:style-name="Source_20_Text"><text:span text:style-name="T4">sudo apt-get install -y nodejs</text:span></text:span></text:p>
      <text:p text:style-name="P1">Instalada version 13</text:p>
      <text:p text:style-name="Standard"/>
      <text:p text:style-name="Standard">sudo npm install -g npm</text:p>
      <text:p text:style-name="P7"><text:span text:style-name="Source_20_Text"><text:span text:style-name="T6">s</text:span></text:span><text:span text:style-name="Source_20_Text"><text:span text:style-name="T5">udo npm install npm@latest -g</text:span></text:span></text:p>
      <text:p text:style-name="Standard"/>
      <text:p text:style-name="P1">cambiada de version 6.14.4 a 6.14.8</text:p>
      <text:p text:style-name="P1"/>
      <text:p text:style-name="P2"><text:span text:style-name="Source_20_Text"><text:span text:style-name="T2">npm uninstall -g angular-cli</text:span></text:span></text:p>
      <text:p text:style-name="P4"><text:span text:style-name="Source_20_Text"><text:span text:style-name="T2">npm cache clean or npm cache verify (if npm &amp;gt; 5)</text:span></text:span></text:p>
      <text:p text:style-name="P4"><text:span text:style-name="Source_20_Text"><text:span text:style-name="T2">npm install -g @angular/cli@latest</text:span></text:span></text:p>
      <text:p text:style-name="P4"><text:span text:style-name="Source_20_Text"><text:span text:style-name="T2"/></text:span></text:p>
      <text:p text:style-name="P4"><text:span text:style-name="Source_20_Text"><text:span text:style-name="T2">rm -rf node_modules</text:span></text:span></text:p>
      <text:p text:style-name="P4"><text:span text:style-name="Source_20_Text"><text:span text:style-name="T2">npm uninstall --save-dev angular-cli</text:span></text:span></text:p>
      <text:p text:style-name="P5"><text:span text:style-name="Source_20_Text"><text:span text:style-name="T2">npm install --save-dev @angular/cli@latest</text:span></text:span></text:p>
      <text:p text:style-name="P5"><text:span text:style-name="Source_20_Text"><text:span text:style-name="T2">npm install --save-dev @angular/c</text:span></text:span><text:span text:style-name="Source_20_Text"><text:span text:style-name="T3">ore</text:span></text:span><text:span text:style-name="Source_20_Text"><text:span text:style-name="T2">@latest</text:span></text:span></text:p>
      <text:p text:style-name="P4"><text:span text:style-name="Source_20_Text"><text:span text:style-name="T2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onaco" svg:font-family="Monaco, Consolas, 'Bitstream Vera Sans Mono', 'Courier New', Courier, monospace"/>
    <style:font-face style:name="roboto mono" svg:font-family="'roboto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20:01:17.407892452</meta:creation-date>
    <dc:date>2020-10-06T09:34:11.820429309</dc:date>
    <meta:editing-duration>PT13H12M4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69" meta:character-count="454" meta:non-whitespace-character-count="401"/>
  </office:meta>
</office:document-meta>
</file>